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01000001420000012483F97882.svm" manifest:media-type=""/>
  <manifest:file-entry manifest:full-path="Pictures/200000010000014200000129F2269856.svm" manifest:media-type=""/>
  <manifest:file-entry manifest:full-path="Pictures/20000001000001460000012477E671F7.svm" manifest:media-type=""/>
  <manifest:file-entry manifest:full-path="Pictures/20000002000000BB00000055A9B107D1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.5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68cm" svg:height="2.031cm" svg:x="2.154cm" svg:y="0.753cm">
          <draw:image xlink:href="Pictures/20000002000000BB00000055A9B107D1.eps" xlink:type="simple" xlink:show="embed" xlink:actuate="onLoad">
            <text:p/>
          </draw:image>
        </draw:frame>
        <draw:frame draw:style-name="gr2" draw:text-style-name="P3" draw:layer="layout" svg:width="1.429cm" svg:height="0.653cm" svg:x="6.642cm" svg:y="1.383cm">
          <draw:text-box>
            <text:p text:style-name="P2"><text:span text:style-name="T1">جمی-منفی-جمع</text:span></text:p>
          </draw:text-box>
        </draw:frame>
        <draw:frame draw:style-name="gr2" draw:text-style-name="P3" draw:layer="layout" svg:width="1.476cm" svg:height="0.653cm" svg:x="0.284cm" svg:y="1.767cm">
          <draw:text-box>
            <text:p text:style-name="P2"><text:span text:style-name="T1">منفی-جمع-منفی</text:span></text:p>
          </draw:text-box>
        </draw:frame>
        <draw:frame draw:style-name="gr3" draw:layer="layout" svg:width="0.853cm" svg:height="0.469cm" svg:x="0.681cm" svg:y="1.35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908cm" svg:height="0.469cm" svg:x="6.891cm" svg:y="1.78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3" draw:layer="layout" svg:width="1.035cm" svg:height="0.797cm" svg:x="2.827cm" svg:y="2.738cm">
          <draw:text-box>
            <text:p text:style-name="P2"><text:span text:style-name="T1">ایمٹر</text:span></text:p>
          </draw:text-box>
        </draw:frame>
        <draw:frame draw:style-name="gr5" draw:text-style-name="P3" draw:layer="layout" svg:width="0.815cm" svg:height="0.795cm" svg:x="5.782cm" svg:y="0.286cm">
          <draw:text-box>
            <text:p text:style-name="P2"><text:span text:style-name="T1">ایمٹر</text:span></text:p>
          </draw:text-box>
        </draw:frame>
        <draw:frame draw:style-name="gr6" draw:text-style-name="P3" draw:layer="layout" svg:width="0.82cm" svg:height="0.785cm" svg:x="2.776cm" svg:y="0.296cm">
          <draw:text-box>
            <text:p text:style-name="P2"><text:span text:style-name="T1">کلکٹر</text:span></text:p>
          </draw:text-box>
        </draw:frame>
        <draw:frame draw:style-name="gr6" draw:text-style-name="P3" draw:layer="layout" svg:width="0.82cm" svg:height="0.785cm" svg:x="5.655cm" svg:y="2.75cm">
          <draw:text-box>
            <text:p text:style-name="P2"><text:span text:style-name="T1">کلکٹر</text:span></text:p>
          </draw:text-box>
        </draw:frame>
        <draw:frame draw:style-name="gr6" draw:text-style-name="P3" draw:layer="layout" svg:width="0.794cm" svg:height="0.785cm" svg:x="1.745cm" svg:y="1.363cm">
          <draw:text-box>
            <text:p text:style-name="P2"><text:span text:style-name="T1">بیس</text:span></text:p>
          </draw:text-box>
        </draw:frame>
        <draw:frame draw:style-name="gr6" draw:text-style-name="P3" draw:layer="layout" svg:width="0.794cm" svg:height="0.785cm" svg:x="4.662cm" svg:y="1.363cm">
          <draw:text-box>
            <text:p text:style-name="P2"><text:span text:style-name="T1">بیس</text:span></text:p>
          </draw:text-box>
        </draw:frame>
        <draw:line draw:style-name="gr7" draw:text-style-name="P1" draw:layer="layout" svg:x1="6.851cm" svg:y1="0.789cm" svg:x2="6.851cm" svg:y2="1.266cm">
          <text:p/>
        </draw:line>
        <draw:line draw:style-name="gr7" draw:text-style-name="P1" draw:layer="layout" svg:x1="6.851cm" svg:y1="2.557cm" svg:x2="6.851cm" svg:y2="3.034cm">
          <text:p/>
        </draw:line>
        <draw:line draw:style-name="gr7" draw:text-style-name="P1" draw:layer="layout" svg:x1="5.351cm" svg:y1="1.421cm" svg:x2="4.874cm" svg:y2="1.421cm">
          <text:p/>
        </draw:line>
        <draw:line draw:style-name="gr7" draw:text-style-name="P1" draw:layer="layout" svg:x1="3.768cm" svg:y1="0.789cm" svg:x2="3.768cm" svg:y2="1.266cm">
          <text:p/>
        </draw:line>
        <draw:line draw:style-name="gr7" draw:text-style-name="P1" draw:layer="layout" svg:x1="3.768cm" svg:y1="2.557cm" svg:x2="3.768cm" svg:y2="3.034cm">
          <text:p/>
        </draw:line>
        <draw:line draw:style-name="gr7" draw:text-style-name="P1" draw:layer="layout" svg:x1="1.787cm" svg:y1="1.421cm" svg:x2="2.264cm" svg:y2="1.421cm">
          <text:p/>
        </draw:line>
        <draw:frame draw:style-name="gr8" draw:text-style-name="P1" draw:layer="layout" svg:width="0.39cm" svg:height="0.349cm" svg:x="6.977cm" svg:y="0.781cm">
          <draw:image xlink:href="Pictures/20000001000001460000012477E671F7.svm" xlink:type="simple" xlink:show="embed" xlink:actuate="onLoad">
            <text:p/>
          </draw:image>
        </draw:frame>
        <draw:frame draw:style-name="gr9" draw:text-style-name="P1" draw:layer="layout" svg:width="0.385cm" svg:height="0.355cm" svg:x="6.977cm" svg:y="2.598cm">
          <draw:image xlink:href="Pictures/200000010000014200000129F2269856.svm" xlink:type="simple" xlink:show="embed" xlink:actuate="onLoad">
            <text:p/>
          </draw:image>
        </draw:frame>
        <draw:frame draw:style-name="gr10" draw:text-style-name="P1" draw:layer="layout" svg:width="0.385cm" svg:height="0.349cm" svg:x="4.925cm" svg:y="0.949cm">
          <draw:image xlink:href="Pictures/20000001000001420000012483F97882.svm" xlink:type="simple" xlink:show="embed" xlink:actuate="onLoad">
            <text:p/>
          </draw:image>
        </draw:frame>
        <draw:frame draw:style-name="gr8" draw:text-style-name="P1" draw:layer="layout" svg:width="0.39cm" svg:height="0.349cm" svg:x="3.892cm" svg:y="0.781cm">
          <draw:image xlink:href="Pictures/20000001000001460000012477E671F7.svm" xlink:type="simple" xlink:show="embed" xlink:actuate="onLoad">
            <text:p/>
          </draw:image>
        </draw:frame>
        <draw:frame draw:style-name="gr9" draw:text-style-name="P1" draw:layer="layout" svg:width="0.385cm" svg:height="0.355cm" svg:x="3.892cm" svg:y="2.598cm">
          <draw:image xlink:href="Pictures/200000010000014200000129F2269856.svm" xlink:type="simple" xlink:show="embed" xlink:actuate="onLoad">
            <text:p/>
          </draw:image>
        </draw:frame>
        <draw:frame draw:style-name="gr10" draw:text-style-name="P1" draw:layer="layout" svg:width="0.385cm" svg:height="0.349cm" svg:x="1.84cm" svg:y="0.949cm">
          <draw:image xlink:href="Pictures/20000001000001420000012483F9788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45:58.909384818</dc:date>
    <meta:editing-duration>PT14M17S</meta:editing-duration>
    <meta:editing-cycles>5</meta:editing-cycles>
    <meta:generator>LibreOffice/4.2.8.2$Linux_x86 LibreOffice_project/420m0$Build-2</meta:generator>
    <meta:document-statistic meta:object-count="23"/>
  </office:meta>
</office:document-meta>
</file>

<file path=Object 1/content.xml><?xml version="1.0" encoding="utf-8"?>
<math xmlns="http://www.w3.org/1998/Math/MathML">
  <semantics>
    <mi mathvariant="italic">npn</mi>
    <annotation encoding="StarMath 5.0">npn</annotation>
  </semantics>
</math>
</file>

<file path=Object 2/content.xml><?xml version="1.0" encoding="utf-8"?>
<math xmlns="http://www.w3.org/1998/Math/MathML" display="block">
  <semantics>
    <mi mathvariant="italic">pnp</mi>
    <annotation encoding="StarMath 5.0">pnp</annotation>
  </semantics>
</math>
</file>